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6b4bd" officeooo:paragraph-rsid="0016b4bd"/>
    </style:style>
    <style:style style:name="P2" style:family="paragraph" style:parent-style-name="Standard">
      <style:text-properties fo:font-weight="bold" officeooo:rsid="0017fef2" officeooo:paragraph-rsid="0017fef2" style:font-weight-asian="bold" style:font-weight-complex="bold"/>
    </style:style>
    <style:style style:name="P3" style:family="paragraph" style:parent-style-name="Standard">
      <style:text-properties fo:font-weight="bold" officeooo:rsid="0019ddbd" officeooo:paragraph-rsid="0019ddbd" style:font-weight-asian="bold" style:font-weight-complex="bold"/>
    </style:style>
    <style:style style:name="P4" style:family="paragraph" style:parent-style-name="Standard">
      <style:text-properties fo:font-weight="normal" officeooo:rsid="0019ddbd" officeooo:paragraph-rsid="0019ddbd" style:font-weight-asian="normal" style:font-weight-complex="normal"/>
    </style:style>
    <style:style style:name="P5" style:family="paragraph" style:parent-style-name="Standard">
      <style:text-properties fo:font-weight="normal" officeooo:rsid="001b8e67" officeooo:paragraph-rsid="001b8e67" style:font-weight-asian="normal" style:font-weight-complex="normal"/>
    </style:style>
    <style:style style:name="P6" style:family="paragraph" style:parent-style-name="Standard">
      <style:text-properties fo:font-weight="normal" officeooo:rsid="001cd566" officeooo:paragraph-rsid="001cd566" style:font-weight-asian="normal" style:font-weight-complex="normal"/>
    </style:style>
    <style:style style:name="P7" style:family="paragraph" style:parent-style-name="Standard">
      <style:text-properties fo:font-weight="normal" officeooo:rsid="0016b4bd" officeooo:paragraph-rsid="0016b4bd" style:font-weight-asian="normal" style:font-weight-complex="normal"/>
    </style:style>
    <style:style style:name="P8" style:family="paragraph" style:parent-style-name="Standard">
      <style:text-properties fo:font-weight="normal" officeooo:rsid="0017fef2" officeooo:paragraph-rsid="0017fef2" style:font-weight-asian="normal" style:font-weight-complex="normal"/>
    </style:style>
    <style:style style:name="P9" style:family="paragraph" style:parent-style-name="Standard">
      <style:text-properties fo:font-weight="normal" officeooo:rsid="0017fef2" officeooo:paragraph-rsid="0016b4bd" style:font-weight-asian="normal" style:font-weight-complex="normal"/>
    </style:style>
    <style:style style:name="P10" style:family="paragraph" style:parent-style-name="Standard">
      <style:text-properties fo:font-weight="normal" officeooo:rsid="0019ddbd" officeooo:paragraph-rsid="0017fef2" style:font-weight-asian="normal" style:font-weight-complex="normal"/>
    </style:style>
    <style:style style:name="P11" style:family="paragraph" style:parent-style-name="Standard">
      <style:text-properties fo:font-weight="normal" officeooo:rsid="0019ddbd" officeooo:paragraph-rsid="0019ddbd" style:font-weight-asian="normal" style:font-weight-complex="normal"/>
    </style:style>
    <style:style style:name="P12" style:family="paragraph" style:parent-style-name="Standard">
      <style:text-properties fo:font-weight="normal" officeooo:rsid="001f4d15" officeooo:paragraph-rsid="001f4d15" style:font-weight-asian="normal" style:font-weight-complex="normal"/>
    </style:style>
    <style:style style:name="P13" style:family="paragraph" style:parent-style-name="Standard">
      <style:text-properties fo:font-weight="bold" officeooo:rsid="001f4d15" officeooo:paragraph-rsid="001f4d15" style:font-weight-asian="bold" style:font-weight-complex="bold"/>
    </style:style>
    <style:style style:name="P14" style:family="paragraph" style:parent-style-name="Standard">
      <style:text-properties fo:font-weight="bold" officeooo:rsid="001cd566" officeooo:paragraph-rsid="001cd566" style:font-weight-asian="bold" style:font-weight-complex="bold"/>
    </style:style>
    <style:style style:name="P15" style:family="paragraph" style:parent-style-name="Standard">
      <style:text-properties fo:font-weight="bold" officeooo:rsid="001b8e67" officeooo:paragraph-rsid="001b8e67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9ddbd" style:font-weight-asian="normal" style:font-weight-complex="normal"/>
    </style:style>
    <style:style style:name="T4" style:family="text">
      <style:text-properties fo:font-weight="normal" officeooo:rsid="001cd566" style:font-weight-asian="normal" style:font-weight-complex="normal"/>
    </style:style>
    <style:style style:name="T5" style:family="text">
      <style:text-properties officeooo:rsid="001b8e67"/>
    </style:style>
    <style:style style:name="T6" style:family="text">
      <style:text-properties officeooo:rsid="001cd566"/>
    </style:style>
    <style:style style:name="T7" style:family="text">
      <style:text-properties officeooo:rsid="001dd0e2"/>
    </style:style>
    <style:style style:name="T8" style:family="text">
      <style:text-properties officeooo:rsid="001f4d15"/>
    </style:style>
    <style:style style:name="T9" style:family="text">
      <style:text-properties officeooo:rsid="001f5ef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Project for Solana / Chainlink Hackathon = Block Garden</text:p>
      <text:p text:style-name="P1"/>
      <text:p text:style-name="P1"><text:span text:style-name="T1">Problem:</text:span> Suburban, and rural residential land is being under utilized for organic <text:s/>food production, while being subjected to harmful chemicals and wasteful water management.</text:p>
      <text:p text:style-name="P1"/>
      <text:p text:style-name="P1"/>
      <text:p text:style-name="P1"><text:span text:style-name="T1">Solution: <text:s/></text:span><text:span text:style-name="T2">Provide an easily producible &amp; verifiable land leasing contract supported on the blockchain to build local gardening networks.</text:span></text:p>
      <text:p text:style-name="P7"/>
      <text:p text:style-name="P7"/>
      <text:p text:style-name="P2">Description: <text:s/></text:p>
      <text:p text:style-name="P8">* The Transaction Require 2 parties located relative close to each other</text:p>
      <text:p text:style-name="P8">* The Tenant plans to lease yards pace from the landlord for the purpose of growing crops</text:p>
      <text:p text:style-name="P8">* The Tenant will pay the landlord over a specified period, Or until either renege the contract</text:p>
      <text:p text:style-name="P2"><text:span text:style-name="T2">* Due to the </text:span><text:span text:style-name="T3">possible </text:span><text:span text:style-name="T2">temperaments of many defined and associated parties (neighbors), the contract can be broken by either party anytime for a price.</text:span></text:p>
      <text:p text:style-name="P8">* Both parties agree upon the knockout price of the contract and put up collateral (crypto currency) to cover these expenses.</text:p>
      <text:p text:style-name="P2"><text:span text:style-name="T2">* </text:span><text:span text:style-name="T3">All of the Capital paid for by the Tenant is to be paid up front and held in escrow via smart contract.</text:span></text:p>
      <text:p text:style-name="P10">* The Contract is marked to market near continuously (or some other small interval) until the contract end date or either party cancels.</text:p>
      <text:p text:style-name="P4">* Chainlink is used to verify the initialization and continual payments pf the contracts using the smart contracts with the Solana blockchain until the contract is Null.</text:p>
      <text:p text:style-name="P3"><text:span text:style-name="T2">* </text:span><text:span text:style-name="T4">The cancelation “fee” will be scaled back at the beginning on the contract to allow for either party to comfortably exit the contract due to a fraudulent claim over the land, a different gardener at the location or simply any other issue that could arise early on.</text:span></text:p>
      <text:p text:style-name="P9"/>
      <text:p text:style-name="P3">Example:</text:p>
      <text:p text:style-name="P4">Sally rents 0.3 acres of her 1 acre property to Joe for 6 months <text:span text:style-name="T5">costing</text:span> <text:span text:style-name="T5">3</text:span> Solana tokens. (~ $<text:span text:style-name="T5">312</text:span> USD)</text:p>
      <text:p text:style-name="P5">They went though the interactive webform together and came to an agreement on the specifics.</text:p>
      <text:p text:style-name="P5">Joe will be allowed to grow kale, potatoes, and mint and physically work only on Monday’s and Friday’s will be providing his own water for the garden.</text:p>
      <text:p text:style-name="P5">Joe will not be allowed to build any structures above 2 ft or use any pesticides or herbicides.</text:p>
      <text:p text:style-name="P5">The timeline is 6 months specifically April 01 – October 01</text:p>
      <text:p text:style-name="P5">Sally has specified that the space can be left as is when the lease is up.</text:p>
      <text:p text:style-name="P5">If all goes to plan she will receive 1.7 $ USD a day from <text:span text:style-name="T9">J</text:span>oe automatically via the smart contract.</text:p>
      <text:p text:style-name="P5"/>
      <text:p text:style-name="P15"><text:s/>Outcomes:</text:p>
      <text:p text:style-name="P15">1. Optimism</text:p>
      <text:p text:style-name="P5">Joe’s kale crop is amazing and abundant. <text:s/>He even shares some of his potato crop with Sally and they renew another contract for the fall.</text:p>
      <text:p text:style-name="P5"/>
      <text:p text:style-name="P15">2. Impersonation</text:p>
      <text:p text:style-name="P5">Sally actually doesn’t even live at the house <text:span text:style-name="T6">where Joe</text:span> just planted <text:span text:style-name="T6">his </text:span>kale. <text:s/>Tim <text:span text:style-name="T8">(the actual owner)</text:span> started yelling when he saw <text:span text:style-name="T6">Joe</text:span> digging up his grass. <text:s/><text:span text:style-name="T6">In this instance </text:span><text:span text:style-name="T8">Joe</text:span><text:span text:style-name="T6"> will be penalized 10$ for closing the contact earlier. <text:s/>Next time ask Sally a few more questions.</text:span></text:p>
      <text:p text:style-name="P5"/>
      <text:p text:style-name="P5"/>
      <text:p text:style-name="P5"/>
      <text:p text:style-name="P14"><text:soft-page-break/>3. Neighbors..</text:p>
      <text:p text:style-name="P6">Sally’s neighbor Annie came home from vacation and was appalled by the uprooted grass on Sally’s lawn. <text:s/>While <text:span text:style-name="T8">Annie (the angry neighbor)</text:span> <text:span text:style-name="T8">s</text:span>ays she invest<text:span text:style-name="T8">s</text:span> in ESG funds and loves to recycle, gardening is too much for her. <text:s/>She threatens to call the Home <text:span text:style-name="T8">O</text:span>wners <text:span text:style-name="T8">A</text:span>ssociation, so Sally is forced to cancel <text:span text:style-name="T7">the contract. <text:s/>Sally’s “fine” for canceling the contract at this point is 50$ which goes to Joe to compensate him for his lost crops.</text:span></text:p>
      <text:p text:style-name="P6"/>
      <text:p text:style-name="P13">4. Any Issues</text:p>
      <text:p text:style-name="P12">For any issues that may arise, the contract can be squashed. <text:s/>Simply, the oracle on chainlink here monitors the state of the <text:span text:style-name="T9">physical </text:span>contract/<text:span text:style-name="T9">agreement</text:span>. <text:s/>While <text:span text:style-name="T9">True</text:span> AND <text:span text:style-name="T9">True</text:span> (Both parties happy), <text:span text:style-name="T9">the </text:span>payouts <text:span text:style-name="T9">to lease the land continue </text:span>at whatever interval is determined. <text:s/><text:span text:style-name="T9">A</text:span> any point, either party <text:span text:style-name="T9">can end the</text:span> contract for a small fee <text:span text:style-name="T9">(</text:span>the while loop ends<text:span text:style-name="T9">)</text:span>. <text:s/>Remaining margin is returned, <text:span text:style-name="T9">`1</text:span>less the cancellation fees to the party that ended the contract early. <text:s/><text:span text:style-name="T9">The smart contracts on the Solana chain distribute the funds accordingly.</text:span></text:p>
      <text:p text:style-name="P6"/>
      <text:p text:style-name="P3"/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4-14T14:59:20.555411940</meta:creation-date>
    <dc:date>2022-04-14T19:25:50.099156001</dc:date>
    <meta:editing-duration>PT18M40S</meta:editing-duration>
    <meta:editing-cycles>4</meta:editing-cycles>
    <meta:generator>LibreOffice/7.1.6.2$MacOSX_X86_64 LibreOffice_project/0e133318fcee89abacd6a7d077e292f1145735c3</meta:generator>
    <meta:document-statistic meta:table-count="0" meta:image-count="0" meta:object-count="0" meta:page-count="2" meta:paragraph-count="30" meta:word-count="642" meta:character-count="3718" meta:non-whitespace-character-count="3088"/>
  </office:meta>
</office:document-meta>
</file>